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033fe1" officeooo:paragraph-rsid="00033fe1"/>
    </style:style>
    <style:style style:name="P2" style:family="paragraph" style:parent-style-name="Standard">
      <style:paragraph-properties fo:text-align="center" style:justify-single-word="false"/>
      <style:text-properties officeooo:rsid="00033fe1" officeooo:paragraph-rsid="00033fe1"/>
    </style:style>
    <style:style style:name="P3" style:family="paragraph" style:parent-style-name="Standard">
      <style:text-properties officeooo:rsid="00033fe1" officeooo:paragraph-rsid="0004c869"/>
    </style:style>
    <style:style style:name="P4" style:family="paragraph" style:parent-style-name="Standard">
      <style:text-properties officeooo:rsid="00033fe1" officeooo:paragraph-rsid="0004e1df"/>
    </style:style>
    <style:style style:name="P5" style:family="paragraph" style:parent-style-name="Standard">
      <style:text-properties officeooo:rsid="00033fe1" officeooo:paragraph-rsid="0008c43f"/>
    </style:style>
    <style:style style:name="P6" style:family="paragraph" style:parent-style-name="Standard">
      <style:text-properties officeooo:rsid="0004e1df" officeooo:paragraph-rsid="0004e1df"/>
    </style:style>
    <style:style style:name="P7" style:family="paragraph" style:parent-style-name="Standard">
      <style:text-properties officeooo:rsid="0004e1df" officeooo:paragraph-rsid="0007895a"/>
    </style:style>
    <style:style style:name="P8" style:family="paragraph" style:parent-style-name="Standard">
      <style:text-properties officeooo:rsid="0004e1df" officeooo:paragraph-rsid="0008c43f"/>
    </style:style>
    <style:style style:name="P9" style:family="paragraph" style:parent-style-name="Standard">
      <style:text-properties officeooo:rsid="00089987" officeooo:paragraph-rsid="00089987"/>
    </style:style>
    <style:style style:name="P10" style:family="paragraph" style:parent-style-name="Standard">
      <style:text-properties officeooo:rsid="0008c43f" officeooo:paragraph-rsid="0008c43f"/>
    </style:style>
    <style:style style:name="T1" style:family="text">
      <style:text-properties officeooo:rsid="00033fe1"/>
    </style:style>
    <style:style style:name="T2" style:family="text">
      <style:text-properties officeooo:rsid="0004c869"/>
    </style:style>
    <style:style style:name="T3" style:family="text">
      <style:text-properties style:font-name="Courier New"/>
    </style:style>
    <style:style style:name="T4" style:family="text">
      <style:text-properties officeooo:rsid="0004e1df"/>
    </style:style>
    <style:style style:name="T5" style:family="text">
      <style:text-properties officeooo:rsid="0005b7d9"/>
    </style:style>
    <style:style style:name="T6" style:family="text">
      <style:text-properties officeooo:rsid="0007895a"/>
    </style:style>
    <style:style style:name="T7" style:family="text">
      <style:text-properties fo:font-weight="bold" style:font-weight-asian="bold" style:font-weight-complex="bold"/>
    </style:style>
    <style:style style:name="T8" style:family="text">
      <style:text-properties officeooo:rsid="0008c43f"/>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Monotonic Properties of Lists</text:p>
      <text:p text:style-name="P2">by Sven Nilsen, 2020</text:p>
      <text:p text:style-name="P1"/>
      <text:p text:style-name="P6">A list satisfy the following <text:span text:style-name="T5">when adding a new element</text:span>:</text:p>
      <text:p text:style-name="P1"/>
      <text:p text:style-name="P3"><text:span text:style-name="T3">∴</text:span><text:tab/>∀ x : [T], y : T, p : T → bool {</text:p>
      <text:p text:style-name="P3"><text:tab/><text:tab/>∃ i { p(x[i]) } =&gt; ∃ i { push(x, y)[i]) } ∧</text:p>
      <text:p text:style-name="P3"><text:tab/><text:tab/>∀ i { p(push(x, y)[i]) } =&gt; ∀ i { p(x[i]) }</text:p>
      <text:p text:style-name="P3"><text:tab/>}</text:p>
      <text:p text:style-name="P1"/>
      <text:p text:style-name="P1"><text:span text:style-name="T3">∵</text:span><text:tab/><text:span text:style-name="T2">push : [T] ∧ [len] n ⨯ T → [T] ∧ [len] n + 1</text:span></text:p>
      <text:p text:style-name="P1"/>
      <text:p text:style-name="P6">From this <text:span text:style-name="T5">comes</text:span> a deeper consequence: One can think about <text:span text:style-name="T5">properties in the context of lists as objects in their own right, independent of the list and which elements it is extended with. These properties form sets for which elements of the list the property holds. These sets can only grow by adding new elements to the list. To express this idea, one can constrain the property to elements which are contained by a list:</text:span></text:p>
      <text:p text:style-name="P6"/>
      <text:p text:style-name="P7"><text:tab/><text:span text:style-name="T1">∀ x : [T], y : T, p : T → bool { |[p{contains(x)}] true| &lt;= |[p{contains(push(x, y))}] true| }</text:span></text:p>
      <text:p text:style-name="P6"/>
      <text:p text:style-name="P7"><text:tab/><text:span text:style-name="T6">contains : [T] → T → bool</text:span></text:p>
      <text:p text:style-name="P7"/>
      <text:p text:style-name="P9">So, the number of such properties that are non-empty sets grows monotonically with list size:</text:p>
      <text:p text:style-name="P9"/>
      <text:p text:style-name="P9"><text:tab/><text:span text:style-name="T1">∀ x : [T], y : T </text:span>{</text:p>
      <text:p text:style-name="P9"><text:tab/><text:tab/>∑ <text:span text:style-name="T1">p : T → bool { </text:span>if <text:span text:style-name="T1">|[p{contains(x)}] true| </text:span>&gt; 0 {1} else {0} } }<text:span text:style-name="T1"> &lt;=</text:span></text:p>
      <text:p text:style-name="P9"><text:span text:style-name="T1"><text:tab/><text:tab/>∑ </text:span>p : T → bool { if <text:span text:style-name="T1">|[p{contains(push(x, y))}] true| </text:span>&gt; 0 {1} else {0}<text:span text:style-name="T1"> }</text:span></text:p>
      <text:p text:style-name="P9"><text:tab/>}</text:p>
      <text:p text:style-name="P9"/>
      <text:p text:style-name="P9">One can think about it as the <text:span text:style-name="T7">number of properties increases</text:span>. <text:span text:style-name="T8">It is possible to count these properties in a different way by lifting the property into an existential property. An existential property of a predicate `p` is existentially quantified over all elements in the list:</text:span></text:p>
      <text:p text:style-name="P4"/>
      <text:p text:style-name="P4"><text:tab/><text:span text:style-name="T2">there_exists(x : [T], p : T → bool) = ∃ i { p[i]) }</text:span></text:p>
      <text:p text:style-name="P1"/>
      <text:p text:style-name="P6">Existential properties are monotonic increasing:</text:p>
      <text:p text:style-name="P3"/>
      <text:p text:style-name="P3"><text:tab/>∀ <text:span text:style-name="T4">x : [T], y : T { |[there_exists(x)] true| &gt;= |[there_exists(push(x, y))] true| }</text:span></text:p>
      <text:p text:style-name="P8"/>
      <text:p text:style-name="P10">Similarly, one can lift properties in another way such that <text:span text:style-name="T7">number of shared properties decreases</text:span>.</text:p>
      <text:p text:style-name="P8">A universal property of a predicate `p` is universally quantified over all elements in the list:</text:p>
      <text:p text:style-name="P5"/>
      <text:p text:style-name="P5"><text:tab/><text:span text:style-name="T2">for_all(x : [T], p : T → bool) = ∀ i { p(x[i]) }</text:span></text:p>
      <text:p text:style-name="P5"/>
      <text:p text:style-name="P6">Universal properties are monotonic decreasing:</text:p>
      <text:p text:style-name="P1"/>
      <text:p text:style-name="P1"><text:tab/>∀ <text:span text:style-name="T4">x : [T], y : T { |[for_all(x)] true| &lt;= |[for_all(push(x, y)] true|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New" svg:font-family="'Courier New'"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20T14:53:50.502565000</meta:creation-date>
    <dc:date>2020-03-20T16:03:02.532673000</dc:date>
    <meta:editing-duration>PT7M20S</meta:editing-duration>
    <meta:editing-cycles>1</meta:editing-cycles>
    <meta:document-statistic meta:table-count="0" meta:image-count="0" meta:object-count="0" meta:page-count="1" meta:paragraph-count="25" meta:word-count="380" meta:character-count="1896" meta:non-whitespace-character-count="1524"/>
    <meta:generator>LibreOffice/5.1.2.2$MacOSX_X86_64 LibreOffice_project/d3bf12ecb743fc0d20e0be0c58ca359301eb705f</meta:generator>
  </office:meta>
</office:document-meta>
</file>